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0F0000035200000378E6483A1F.svm"/>
  <manifest:file-entry manifest:media-type="" manifest:full-path="Pictures/2000000F00000385000003780DECF608.svm"/>
  <manifest:file-entry manifest:media-type="" manifest:full-path="Pictures/2000000F000003AB00000378662F2AB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96633" draw:opacity="75%" draw:textarea-horizontal-align="center" draw:textarea-vertical-align="middle" draw:shadow-opacity="75%" style:protect="position size"/>
    </style:style>
    <style:style style:name="gr2" style:family="graphic" style:parent-style-name="standard">
      <style:graphic-properties draw:fill="solid" draw:fill-color="#ffcc99" draw:textarea-horizontal-align="center" draw:textarea-vertical-align="middle" style:protect="position size"/>
    </style:style>
    <style:style style:name="gr3" style:family="graphic" style:parent-style-name="standard">
      <style:graphic-properties draw:textarea-horizontal-align="center" draw:textarea-vertical-align="middle" style:protect="position size"/>
    </style:style>
    <style:style style:name="gr4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 style:protect="position size"/>
    </style:style>
    <style:style style:name="gr6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7" style:family="graphic" style:parent-style-name="standard">
      <style:graphic-properties draw:fill="solid" draw:fill-color="#996633" draw:opacity="80%" draw:textarea-horizontal-align="center" draw:textarea-vertical-align="middle" draw:shadow-opacity="80%" style:protect="position size"/>
    </style:style>
    <style:style style:name="gr8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draw:fill-color="#ff0000" draw:textarea-horizontal-align="center" draw:textarea-vertical-align="middle"/>
    </style:style>
    <style:style style:name="gr12" style:family="graphic" style:parent-style-name="standard">
      <style:graphic-properties svg:stroke-width="0.1cm" svg:stroke-color="#ffffff" draw:marker-start-width="0.35cm" draw:marker-end="Arrow" draw:marker-end-width="0.4cm" draw:fill="solid" draw:fill-color="#4c4c4c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1a1a1a" draw:textarea-horizontal-align="left" draw:textarea-vertical-align="middle" draw:auto-grow-height="true" draw:auto-grow-width="false" fo:min-height="0cm" fo:min-width="0.141cm" draw:shadow="hidden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6633" draw:opacity="60%" draw:textarea-horizontal-align="center" draw:textarea-vertical-align="middle" draw:shadow-opacity="60%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OpenSymbol" style:font-pitch="variable" style:font-charset="x-symbol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family="'PakType Naqsh'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style:use-window-font-color="true" fo:font-family="'PakType Naqsh'" style:font-pitch="variable" fo:font-weight="bold" style:font-weight-asian="bold" style:font-weight-complex="bold"/>
    </style:style>
  </office:automatic-styles>
  <office:body>
    <office:drawing>
      <draw:page draw:name="page1" draw:style-name="dp1" draw:master-page-name="Standard">
        <draw:polygon draw:style-name="gr1" draw:text-style-name="P1" draw:layer="Pyramide" svg:width="11.146cm" svg:height="11.641cm" svg:x="6.567cm" svg:y="2.648cm" svg:viewBox="0 0 11147 11642" draw:points="11147,10373 0,11642 8299,0">
          <text:p/>
        </draw:polygon>
        <draw:polygon draw:style-name="gr2" draw:text-style-name="P1" draw:layer="Pyramide" svg:width="17.712cm" svg:height="5.301cm" svg:x="6.567cm" svg:y="13.021cm" svg:viewBox="0 0 17713 5302" draw:points="0,1269 4167,5302 17713,3164 11147,0">
          <text:p/>
        </draw:polygon>
        <draw:line draw:style-name="gr3" draw:text-style-name="P1" draw:layer="Pyramide" svg:x1="6.567cm" svg:y1="14.29cm" svg:x2="24.28cm" svg:y2="16.199cm">
          <text:p/>
        </draw:line>
        <draw:polygon draw:style-name="gr4" draw:text-style-name="P1" draw:layer="Pyramide" svg:width="5.808cm" svg:height="7.527cm" svg:x="9.057cm" svg:y="10.795cm" svg:viewBox="0 0 5809 7528" draw:points="1682,7528 0,0 5809,4386">
          <text:p/>
        </draw:polygon>
        <draw:polygon draw:style-name="gr5" draw:text-style-name="P1" draw:layer="Pyramide" svg:width="7.713cm" svg:height="7.968cm" draw:transform="skewX (0.00034906585039884) rotate (1.79227860887298) translate (10.7387588241215cm 18.3230312006326cm)" svg:viewBox="0 0 7714 7969" draw:points="7714,13 3643,7969 0,0">
          <text:p/>
        </draw:polygon>
        <draw:polygon draw:style-name="gr6" draw:text-style-name="P1" draw:layer="Pyramide" svg:width="8.298cm" svg:height="15.674cm" svg:x="6.567cm" svg:y="2.648cm" svg:viewBox="0 0 8299 15675" draw:points="4172,15675 0,11642 8299,0">
          <text:p/>
        </draw:polygon>
        <draw:polygon draw:style-name="gr7" draw:text-style-name="P1" draw:layer="Pyramide" svg:width="9.413cm" svg:height="13.549cm" svg:x="14.866cm" svg:y="2.648cm" svg:viewBox="0 0 9414 13550" draw:points="9414,13550 2817,10373 0,0">
          <text:p/>
        </draw:polygon>
        <draw:polygon draw:style-name="gr8" draw:text-style-name="P1" draw:layer="Pyramide" svg:width="13.54cm" svg:height="15.674cm" svg:x="10.739cm" svg:y="2.648cm" svg:viewBox="0 0 13541 15675" draw:points="13541,13550 0,15675 4127,0">
          <text:p/>
        </draw:polygon>
        <draw:line draw:style-name="gr3" draw:text-style-name="P1" draw:layer="Pyramide" svg:x1="14.866cm" svg:y1="15.176cm" svg:x2="14.866cm" svg:y2="2.648cm">
          <text:p/>
        </draw:line>
        <draw:circle draw:style-name="gr9" draw:text-style-name="P1" draw:layer="layout" svg:width="1.222cm" svg:height="1.221cm" svg:x="15.351cm" svg:y="8.343cm">
          <text:p/>
        </draw:circle>
        <draw:path draw:style-name="gr10" draw:text-style-name="P1" draw:layer="layout" svg:width="1.011cm" svg:height="0.365cm" draw:transform="rotate (0.234397718542838) translate (9.32082869431063cm 11.9720073027347cm)" svg:viewBox="0 0 1012 366" svg:d="m0 328c748 179 1012-328 1012-328">
          <text:p/>
        </draw:path>
        <draw:polygon draw:style-name="gr11" draw:text-style-name="P1" draw:layer="layout" svg:width="1.247cm" svg:height="1.495cm" svg:x="9.057cm" svg:y="10.795cm" svg:viewBox="0 0 1248 1496" draw:points="0,0 340,1496 377,1496 432,1496 526,1486 649,1463 762,1429 865,1383 975,1316 1080,1224 1164,1117 1214,1032 1248,942">
          <text:p/>
        </draw:polygon>
        <draw:path draw:style-name="gr10" draw:text-style-name="P1" draw:layer="layout" svg:width="1.011cm" svg:height="0.365cm" draw:transform="rotate (0.234397718542838) translate (9.32082869431082cm 11.9720073027321cm)" svg:viewBox="0 0 1012 366" svg:d="m0 328c748 179 1012-328 1012-328">
          <text:p/>
        </draw:path>
        <draw:line draw:style-name="gr12" draw:text-style-name="P2" draw:layer="Pyramide" svg:x1="15.973cm" svg:y1="9.07cm" svg:x2="14.868cm" svg:y2="10.561cm">
          <text:p/>
        </draw:line>
        <draw:line draw:style-name="gr12" draw:text-style-name="P2" draw:layer="Pyramide" svg:x1="17.986cm" svg:y1="18.477cm" svg:x2="17.122cm" svg:y2="17.325cm">
          <text:p/>
        </draw:line>
        <draw:line draw:style-name="gr12" draw:text-style-name="P2" draw:layer="Pyramide" svg:x1="15.896cm" svg:y1="16.426cm" svg:x2="14.141cm" svg:y2="15.816cm">
          <text:p/>
        </draw:line>
        <draw:frame draw:style-name="gr13" draw:text-style-name="P3" draw:layer="Pyramide" svg:width="1.522cm" svg:height="1.439cm" draw:transform="rotate (0.44924774946334) translate (8.677cm 11.487cm)">
          <draw:image xlink:href="Pictures/2000000F000003AB00000378662F2AB5.svm" xlink:type="simple" xlink:show="embed" xlink:actuate="onLoad">
            <text:p/>
          </draw:image>
        </draw:frame>
        <draw:path draw:style-name="gr14" draw:text-style-name="P4" draw:layer="layout" svg:width="0.264cm" svg:height="0.491cm" svg:x="15.816cm" svg:y="8.727cm" svg:viewBox="0 0 265 492" svg:d="m265 311v181h-73v-180c0-43-17-64-50-64-22 0-38 6-50 19s-18 32-18 56v169h-74v-492h74v201c8-13 35-20 78-20 36 0 64 11 84 34 19 22 29 54 29 96z">
          <text:p/>
        </draw:path>
        <draw:circle draw:style-name="gr9" draw:text-style-name="P1" draw:layer="layout" svg:width="1.222cm" svg:height="1.221cm" svg:x="15.285cm" svg:y="15.816cm">
          <text:p/>
        </draw:circle>
        <draw:g>
          <draw:path draw:style-name="gr14" draw:text-style-name="P4" draw:layer="Pyramide" svg:width="0.28cm" svg:height="0.497cm" svg:x="15.46cm" svg:y="16.208cm" svg:viewBox="0 0 281 498" svg:d="m208 194v-194h73v492h-73v-6c-4 8-30 12-78 12-38 0-70-15-94-44s-36-67-36-113c0-47 12-86 36-115 24-30 55-45 94-45 47 0 73 4 78 13zm-133 147c0 30 6 54 17 70 12 16 28 24 49 24s37-8 49-24 18-40 18-70-6-54-18-71-28-24-49-24c-20 0-36 8-48 24s-18 40-18 71z">
            <text:p/>
          </draw:path>
          <draw:path draw:style-name="gr14" draw:text-style-name="P4" draw:layer="Pyramide" svg:width="0.232cm" svg:height="0.542cm" svg:x="15.807cm" svg:y="16.163cm" svg:viewBox="0 0 233 543" svg:d="m162 0c24 0 47 0 71 0-54 181-108 362-161 543-24 0-48 0-72 0 54-181 108-362 162-543z">
            <text:p/>
          </draw:path>
          <draw:path draw:style-name="gr14" draw:text-style-name="P4" draw:layer="Pyramide" svg:width="0.268cm" svg:height="0.467cm" svg:x="16.095cm" svg:y="16.231cm" svg:viewBox="0 0 269 468" svg:d="m101 397h168v71h-267v-62l150-174c28-33 42-65 42-93 0-21-6-38-19-51s-29-20-49-20h-2c-15 0-27 4-37 13-10 8-16 22-17 40h-70c1-38 14-68 39-89s54-32 85-32c42 0 76 12 102 37 26 24 39 57 39 99v1c0 46-15 87-46 124z">
            <text:p/>
          </draw:path>
        </draw:g>
        <draw:circle draw:style-name="gr9" draw:text-style-name="P1" draw:layer="layout" svg:width="1.222cm" svg:height="1.221cm" svg:x="17.472cm" svg:y="17.967cm">
          <text:p/>
        </draw:circle>
        <draw:path draw:style-name="gr14" draw:text-style-name="P4" draw:layer="Pyramide" svg:width="0.28cm" svg:height="0.316cm" svg:x="17.912cm" svg:y="18.432cm" svg:viewBox="0 0 281 317" svg:d="m208 13v-7h73v305h-73v-6c-4 8-30 12-78 12-38 0-70-15-94-44s-36-67-36-113c0-47 12-86 36-115 24-30 55-45 94-45 47 0 73 4 78 13zm-133 147c0 30 6 54 17 70s28 25 49 25 37-9 49-25 18-40 18-70-6-54-18-71c-12-16-28-24-49-24-20 0-36 8-48 24s-18 40-18 71z">
          <text:p/>
        </draw:path>
      </draw:page>
      <draw:page draw:name="page2" draw:style-name="dp1" draw:master-page-name="Standard">
        <draw:polygon draw:style-name="gr1" draw:text-style-name="P1" draw:layer="Pyramide" svg:width="11.146cm" svg:height="11.641cm" svg:x="6.567cm" svg:y="2.648cm" svg:viewBox="0 0 11147 11642" draw:points="11147,10373 0,11642 8299,0">
          <text:p/>
        </draw:polygon>
        <draw:polygon draw:style-name="gr2" draw:text-style-name="P1" draw:layer="Pyramide" svg:width="17.712cm" svg:height="5.301cm" svg:x="6.567cm" svg:y="13.021cm" svg:viewBox="0 0 17713 5302" draw:points="0,1269 4167,5302 17713,3164 11147,0">
          <text:p/>
        </draw:polygon>
        <draw:line draw:style-name="gr15" draw:text-style-name="P1" draw:layer="layout" svg:x1="17.714cm" svg:y1="13.021cm" svg:x2="10.739cm" svg:y2="18.323cm">
          <text:p/>
        </draw:line>
        <draw:line draw:style-name="gr3" draw:text-style-name="P1" draw:layer="Pyramide" svg:x1="6.567cm" svg:y1="14.29cm" svg:x2="24.28cm" svg:y2="16.199cm">
          <text:p/>
        </draw:line>
        <draw:polygon draw:style-name="gr6" draw:text-style-name="P1" draw:layer="Pyramide" svg:width="8.298cm" svg:height="15.674cm" svg:x="6.567cm" svg:y="2.648cm" svg:viewBox="0 0 8299 15675" draw:points="4172,15675 0,11642 8299,0">
          <text:p/>
        </draw:polygon>
        <draw:polygon draw:style-name="gr7" draw:text-style-name="P1" draw:layer="Pyramide" svg:width="9.413cm" svg:height="13.549cm" svg:x="14.866cm" svg:y="2.648cm" svg:viewBox="0 0 9414 13550" draw:points="9414,13550 2817,10373 0,0">
          <text:p/>
        </draw:polygon>
        <draw:polygon draw:style-name="gr8" draw:text-style-name="P1" draw:layer="Pyramide" svg:width="13.54cm" svg:height="15.674cm" svg:x="10.739cm" svg:y="2.648cm" svg:viewBox="0 0 13541 15675" draw:points="13541,13550 0,15675 4127,0">
          <text:p/>
        </draw:polygon>
        <draw:line draw:style-name="gr3" draw:text-style-name="P1" draw:layer="Pyramide" svg:x1="14.866cm" svg:y1="15.176cm" svg:x2="14.866cm" svg:y2="2.648cm">
          <text:p/>
        </draw:line>
        <draw:circle draw:style-name="gr9" draw:text-style-name="P1" draw:layer="layout" svg:width="1.222cm" svg:height="1.221cm" svg:x="15.351cm" svg:y="8.343cm">
          <text:p/>
        </draw:circle>
        <draw:line draw:style-name="gr12" draw:text-style-name="P2" draw:layer="Pyramide" svg:x1="15.908cm" svg:y1="8.994cm" svg:x2="14.868cm" svg:y2="9.867cm">
          <text:p/>
        </draw:line>
        <draw:path draw:style-name="gr14" draw:text-style-name="P4" draw:layer="layout" svg:width="0.264cm" svg:height="0.491cm" svg:x="15.816cm" svg:y="8.727cm" svg:viewBox="0 0 265 492" svg:d="m265 311v181h-73v-180c0-43-17-64-50-64-22 0-38 6-50 19s-18 32-18 56v169h-74v-492h74v201c8-13 35-20 78-20 36 0 64 11 84 34 19 22 29 54 29 96z">
          <text:p/>
        </draw:path>
        <draw:line draw:style-name="gr12" draw:text-style-name="P2" draw:layer="layout" svg:x1="17.986cm" svg:y1="18.478cm" svg:x2="17.122cm" svg:y2="17.326cm">
          <text:p/>
        </draw:line>
        <draw:circle draw:style-name="gr9" draw:text-style-name="P1" draw:layer="layout" svg:width="1.222cm" svg:height="1.221cm" svg:x="17.472cm" svg:y="17.968cm">
          <text:p/>
        </draw:circle>
        <draw:path draw:style-name="gr14" draw:text-style-name="P4" draw:layer="layout" svg:width="0.28cm" svg:height="0.316cm" svg:x="17.912cm" svg:y="18.433cm" svg:viewBox="0 0 281 317" svg:d="m208 13v-7h73v305h-73v-6c-4 8-30 12-78 12-38 0-70-15-94-44s-36-67-36-113c0-47 12-86 36-115 24-30 55-45 94-45 47 0 73 4 78 13zm-133 147c0 30 6 54 17 70s28 25 49 25 37-9 49-25 18-40 18-70-6-54-18-71c-12-16-28-24-49-24-20 0-36 8-48 24s-18 40-18 71z">
          <text:p/>
        </draw:path>
      </draw:page>
      <draw:page draw:name="page3" draw:style-name="dp1" draw:master-page-name="Standard">
        <draw:polygon draw:style-name="gr1" draw:text-style-name="P1" draw:layer="Pyramide" svg:width="11.146cm" svg:height="11.641cm" svg:x="6.567cm" svg:y="2.648cm" svg:viewBox="0 0 11147 11642" draw:points="11147,10373 0,11642 8299,0">
          <text:p/>
        </draw:polygon>
        <draw:polygon draw:style-name="gr2" draw:text-style-name="P1" draw:layer="Pyramide" svg:width="17.712cm" svg:height="5.301cm" svg:x="6.567cm" svg:y="13.021cm" svg:viewBox="0 0 17713 5302" draw:points="0,1269 4167,5302 17713,3164 11147,0">
          <text:p/>
        </draw:polygon>
        <draw:line draw:style-name="gr15" draw:text-style-name="P1" draw:layer="layout" svg:x1="17.714cm" svg:y1="13.021cm" svg:x2="10.739cm" svg:y2="18.323cm">
          <text:p/>
        </draw:line>
        <draw:line draw:style-name="gr3" draw:text-style-name="P1" draw:layer="Pyramide" svg:x1="6.567cm" svg:y1="14.29cm" svg:x2="24.28cm" svg:y2="16.199cm">
          <text:p/>
        </draw:line>
        <draw:line draw:style-name="gr15" draw:text-style-name="P2" draw:layer="Pyramide" svg:x1="8.578cm" svg:y1="16.198cm" svg:x2="14.867cm" svg:y2="15.176cm">
          <text:p/>
        </draw:line>
        <draw:polygon draw:style-name="gr16" draw:text-style-name="P1" draw:layer="Pyramide" svg:width="6.287cm" svg:height="13.549cm" svg:x="8.578cm" svg:y="2.648cm" svg:viewBox="0 0 6288 13550" draw:points="0,13550 6288,0 6288,12533">
          <text:p/>
        </draw:polygon>
        <draw:polygon draw:style-name="gr6" draw:text-style-name="P1" draw:layer="Pyramide" svg:width="8.298cm" svg:height="15.674cm" svg:x="6.567cm" svg:y="2.648cm" svg:viewBox="0 0 8299 15675" draw:points="4172,15675 0,11642 8299,0">
          <text:p/>
        </draw:polygon>
        <draw:polygon draw:style-name="gr7" draw:text-style-name="P1" draw:layer="Pyramide" svg:width="9.413cm" svg:height="13.549cm" svg:x="14.866cm" svg:y="2.648cm" svg:viewBox="0 0 9414 13550" draw:points="9414,13550 2817,10373 0,0">
          <text:p/>
        </draw:polygon>
        <draw:polygon draw:style-name="gr8" draw:text-style-name="P1" draw:layer="Pyramide" svg:width="13.54cm" svg:height="15.674cm" svg:x="10.739cm" svg:y="2.648cm" svg:viewBox="0 0 13541 15675" draw:points="13541,13550 0,15675 4127,0">
          <text:p/>
        </draw:polygon>
        <draw:line draw:style-name="gr3" draw:text-style-name="P1" draw:layer="Pyramide" svg:x1="14.866cm" svg:y1="15.176cm" svg:x2="14.866cm" svg:y2="2.648cm">
          <text:p/>
        </draw:line>
        <draw:circle draw:style-name="gr9" draw:text-style-name="P1" draw:layer="layout" svg:width="1.222cm" svg:height="1.221cm" svg:x="15.351cm" svg:y="8.343cm">
          <text:p/>
        </draw:circle>
        <draw:line draw:style-name="gr12" draw:text-style-name="P2" draw:layer="Pyramide" svg:x1="12.333cm" svg:y1="16.515cm" svg:x2="12.248cm" svg:y2="15.555cm">
          <text:p/>
        </draw:line>
        <draw:path draw:style-name="gr10" draw:text-style-name="P1" draw:layer="layout" svg:width="0.263cm" svg:height="1.002cm" draw:transform="rotate (0.234397718542838) translate (9.057cm 15.134cm)" svg:viewBox="0 0 264 1003" svg:d="m149 1003c327-777-149-1003-149-1003">
          <text:p/>
        </draw:path>
        <draw:polygon draw:style-name="gr11" draw:text-style-name="P1" draw:layer="layout" svg:width="1.111cm" svg:height="0.885cm" draw:transform="rotate (1.51372406025468) translate (8.548cm 16.219cm)" svg:viewBox="0 0 1112 886" draw:points="0,0 202,876 259,881 343,884 414,886 534,879 599,869 658,858 758,824 819,799 892,756 940,723 983,683 1032,621 1064,574 1095,508 1112,446">
          <text:p/>
        </draw:polygon>
        <draw:frame draw:style-name="gr17" draw:text-style-name="P1" draw:layer="layout" svg:width="0.9cm" svg:height="0.887cm" svg:x="8.628cm" svg:y="15.311cm">
          <draw:image xlink:href="Pictures/2000000F00000385000003780DECF608.svm" xlink:type="simple" xlink:show="embed" xlink:actuate="onLoad">
            <text:p/>
          </draw:image>
        </draw:frame>
        <draw:line draw:style-name="gr15" draw:text-style-name="P2" draw:layer="layout" svg:x1="8.577cm" svg:y1="16.198cm" svg:x2="14.866cm" svg:y2="2.648cm">
          <text:p/>
        </draw:line>
        <draw:path draw:style-name="gr10" draw:text-style-name="P1" draw:layer="layout" svg:width="0.263cm" svg:height="0.994cm" draw:transform="rotate (0.234397718542838) translate (9.057cm 15.134cm)" svg:viewBox="0 0 264 995" svg:d="m150 995c326-777-150-995-150-995">
          <text:p/>
        </draw:path>
        <draw:line draw:style-name="gr12" draw:text-style-name="P2" draw:layer="Pyramide" svg:x1="15.908cm" svg:y1="8.994cm" svg:x2="14.868cm" svg:y2="9.867cm">
          <text:p/>
        </draw:line>
        <draw:line draw:style-name="gr12" draw:text-style-name="P2" draw:layer="Pyramide" svg:x1="9.501cm" svg:y1="7.938cm" svg:x2="11.714cm" svg:y2="9.285cm">
          <text:p/>
        </draw:line>
        <draw:circle draw:style-name="gr9" draw:text-style-name="P1" draw:layer="layout" svg:width="1.222cm" svg:height="1.221cm" svg:x="8.657cm" svg:y="7.234cm">
          <text:p/>
        </draw:circle>
        <draw:g>
          <draw:path draw:style-name="gr14" draw:text-style-name="P5" draw:layer="layout" svg:width="0.264cm" svg:height="0.491cm" svg:x="8.941cm" svg:y="7.601cm" svg:viewBox="0 0 265 492" svg:d="m265 311v181h-73v-180c0-43-17-64-50-64-22 0-38 6-50 19s-18 32-18 56v169h-74v-492h74v201c8-13 35-20 78-20 36 0 64 11 84 34 19 22 29 54 29 96z">
            <text:p/>
          </draw:path>
          <draw:path draw:style-name="gr14" draw:text-style-name="P5" draw:layer="layout" svg:width="0.28cm" svg:height="0.316cm" svg:x="9.274cm" svg:y="7.782cm" svg:viewBox="0 0 281 317" svg:d="m208 13v-7h73v305h-73v-6c-4 8-30 12-78 12-38 0-70-15-94-44s-36-67-36-113c0-47 12-86 36-115 24-30 55-45 94-45 47 0 73 4 78 13zm-133 147c0 30 6 54 17 70s28 25 49 25 37-9 49-25 18-40 18-70-6-54-18-71c-12-16-28-24-49-24-20 0-36 8-48 24s-18 40-18 71z">
            <text:p/>
          </draw:path>
        </draw:g>
        <draw:path draw:style-name="gr14" draw:text-style-name="P4" draw:layer="layout" svg:width="0.264cm" svg:height="0.491cm" svg:x="15.816cm" svg:y="8.727cm" svg:viewBox="0 0 265 492" svg:d="m265 311v181h-73v-180c0-43-17-64-50-64-22 0-38 6-50 19s-18 32-18 56v169h-74v-492h74v201c8-13 35-20 78-20 36 0 64 11 84 34 19 22 29 54 29 96z">
          <text:p/>
        </draw:path>
        <draw:circle draw:style-name="gr9" draw:text-style-name="P1" draw:layer="layout" svg:width="1.222cm" svg:height="1.221cm" svg:x="11.785cm" svg:y="16.516cm">
          <text:p/>
        </draw:circle>
        <draw:g>
          <draw:path draw:style-name="gr14" draw:text-style-name="P4" draw:layer="Pyramide" svg:width="0.232cm" svg:height="0.542cm" svg:x="12.307cm" svg:y="16.863cm" svg:viewBox="0 0 233 543" svg:d="m162 0c24 0 47 0 71 0-54 181-108 362-161 543-24 0-48 0-72 0 54-181 108-362 162-543z">
            <text:p/>
          </draw:path>
          <draw:path draw:style-name="gr14" draw:text-style-name="P4" draw:layer="Pyramide" svg:width="0.268cm" svg:height="0.467cm" svg:x="12.595cm" svg:y="16.931cm" svg:viewBox="0 0 269 468" svg:d="m101 397h168v71h-267v-62l150-174c28-33 42-65 42-93 0-21-6-38-19-51s-29-20-49-20h-2c-15 0-27 4-37 13-10 8-16 22-17 40h-70c1-38 14-68 39-89s54-32 85-32c42 0 76 12 102 37 26 24 39 57 39 99v1c0 46-15 87-46 124z">
            <text:p/>
          </draw:path>
        </draw:g>
        <draw:path draw:style-name="gr14" draw:text-style-name="P4" draw:layer="layout" svg:width="0.28cm" svg:height="0.316cm" svg:x="12.015cm" svg:y="16.899cm" svg:viewBox="0 0 281 317" svg:d="m208 13v-7h73v305h-73v-6c-4 8-30 12-78 12-38 0-70-15-94-44s-36-67-36-113c0-47 12-86 36-115 24-30 55-45 94-45 47 0 73 4 78 13zm-133 147c0 30 6 54 17 70s28 25 49 25 37-9 49-25 18-40 18-70-6-54-18-71c-12-16-28-24-49-24-20 0-36 8-48 24s-18 40-18 71z">
          <text:p/>
        </draw:path>
        <draw:line draw:style-name="gr12" draw:text-style-name="P2" draw:layer="layout" svg:x1="17.986cm" svg:y1="18.478cm" svg:x2="17.122cm" svg:y2="17.326cm">
          <text:p/>
        </draw:line>
        <draw:circle draw:style-name="gr9" draw:text-style-name="P1" draw:layer="layout" svg:width="1.222cm" svg:height="1.221cm" svg:x="17.472cm" svg:y="17.968cm">
          <text:p/>
        </draw:circle>
        <draw:path draw:style-name="gr14" draw:text-style-name="P4" draw:layer="layout" svg:width="0.28cm" svg:height="0.316cm" svg:x="17.912cm" svg:y="18.433cm" svg:viewBox="0 0 281 317" svg:d="m208 13v-7h73v305h-73v-6c-4 8-30 12-78 12-38 0-70-15-94-44s-36-67-36-113c0-47 12-86 36-115 24-30 55-45 94-45 47 0 73 4 78 13zm-133 147c0 30 6 54 17 70s28 25 49 25 37-9 49-25 18-40 18-70-6-54-18-71c-12-16-28-24-49-24-20 0-36 8-48 24s-18 40-18 71z">
          <text:p/>
        </draw:path>
      </draw:page>
      <draw:page draw:name="page4" draw:style-name="dp1" draw:master-page-name="Standard">
        <draw:polygon draw:style-name="gr1" draw:text-style-name="P1" draw:layer="Pyramide" svg:width="11.146cm" svg:height="11.641cm" svg:x="6.567cm" svg:y="2.648cm" svg:viewBox="0 0 11147 11642" draw:points="11147,10373 0,11642 8299,0">
          <text:p/>
        </draw:polygon>
        <draw:polygon draw:style-name="gr2" draw:text-style-name="P1" draw:layer="Pyramide" svg:width="17.712cm" svg:height="5.301cm" svg:x="6.567cm" svg:y="13.021cm" svg:viewBox="0 0 17713 5302" draw:points="0,1269 4167,5302 17713,3164 11147,0">
          <text:p/>
        </draw:polygon>
        <draw:line draw:style-name="gr15" draw:text-style-name="P1" draw:layer="layout" svg:x1="17.714cm" svg:y1="13.021cm" svg:x2="10.739cm" svg:y2="18.323cm">
          <text:p/>
        </draw:line>
        <draw:line draw:style-name="gr3" draw:text-style-name="P1" draw:layer="Pyramide" svg:x1="6.567cm" svg:y1="14.29cm" svg:x2="24.28cm" svg:y2="16.199cm">
          <text:p/>
        </draw:line>
        <draw:line draw:style-name="gr15" draw:text-style-name="P2" draw:layer="Pyramide" svg:x1="8.578cm" svg:y1="16.198cm" svg:x2="14.867cm" svg:y2="15.176cm">
          <text:p/>
        </draw:line>
        <draw:polygon draw:style-name="gr16" draw:text-style-name="P1" draw:layer="Pyramide" svg:width="8.298cm" svg:height="13.549cm" svg:x="6.567cm" svg:y="2.648cm" svg:viewBox="0 0 8299 13550" draw:points="2011,13550 8299,0 0,11642">
          <text:p/>
        </draw:polygon>
        <draw:polygon draw:style-name="gr6" draw:text-style-name="P1" draw:layer="Pyramide" svg:width="8.298cm" svg:height="15.674cm" svg:x="6.567cm" svg:y="2.648cm" svg:viewBox="0 0 8299 15675" draw:points="4172,15675 0,11642 8299,0">
          <text:p/>
        </draw:polygon>
        <draw:polygon draw:style-name="gr7" draw:text-style-name="P1" draw:layer="Pyramide" svg:width="9.413cm" svg:height="13.549cm" svg:x="14.866cm" svg:y="2.648cm" svg:viewBox="0 0 9414 13550" draw:points="9414,13550 2817,10373 0,0">
          <text:p/>
        </draw:polygon>
        <draw:polygon draw:style-name="gr8" draw:text-style-name="P1" draw:layer="Pyramide" svg:width="13.54cm" svg:height="15.674cm" svg:x="10.739cm" svg:y="2.648cm" svg:viewBox="0 0 13541 15675" draw:points="13541,13550 0,15675 4127,0">
          <text:p/>
        </draw:polygon>
        <draw:line draw:style-name="gr3" draw:text-style-name="P1" draw:layer="Pyramide" svg:x1="14.866cm" svg:y1="15.176cm" svg:x2="14.866cm" svg:y2="2.648cm">
          <text:p/>
        </draw:line>
        <draw:line draw:style-name="gr12" draw:text-style-name="P2" draw:layer="Pyramide" svg:x1="7.027cm" svg:y1="16.278cm" svg:x2="7.493cm" svg:y2="15.233cm">
          <text:p/>
        </draw:line>
        <draw:line draw:style-name="gr15" draw:text-style-name="P2" draw:layer="layout" svg:x1="8.577cm" svg:y1="16.198cm" svg:x2="14.866cm" svg:y2="2.648cm">
          <text:p/>
        </draw:line>
        <draw:line draw:style-name="gr12" draw:text-style-name="P2" draw:layer="Pyramide" svg:x1="12.746cm" svg:y1="9.164cm" svg:x2="11.406cm" svg:y2="10.226cm">
          <text:p/>
        </draw:line>
        <draw:circle draw:style-name="gr9" draw:text-style-name="P1" draw:layer="layout" svg:width="1.222cm" svg:height="1.221cm" svg:x="12.197cm" svg:y="8.486cm">
          <text:p/>
        </draw:circle>
        <draw:g>
          <draw:path draw:style-name="gr14" draw:text-style-name="P5" draw:layer="layout" svg:width="0.264cm" svg:height="0.491cm" svg:x="12.481cm" svg:y="8.853cm" svg:viewBox="0 0 265 492" svg:d="m265 311v181h-73v-180c0-43-17-64-50-64-22 0-38 6-50 19s-18 32-18 56v169h-74v-492h74v201c8-13 35-20 78-20 36 0 64 11 84 34 19 22 29 54 29 96z">
            <text:p/>
          </draw:path>
          <draw:path draw:style-name="gr14" draw:text-style-name="P5" draw:layer="layout" svg:width="0.28cm" svg:height="0.316cm" svg:x="12.814cm" svg:y="9.034cm" svg:viewBox="0 0 281 317" svg:d="m208 13v-7h73v305h-73v-6c-4 8-30 12-78 12-38 0-70-15-94-44s-36-67-36-113c0-47 12-86 36-115 24-30 55-45 94-45 47 0 73 4 78 13zm-133 147c0 30 6 54 17 70s28 25 49 25 37-9 49-25 18-40 18-70-6-54-18-71c-12-16-28-24-49-24-20 0-36 8-48 24s-18 40-18 71z">
            <text:p/>
          </draw:path>
        </draw:g>
        <draw:circle draw:style-name="gr9" draw:text-style-name="P1" draw:layer="layout" svg:width="1.222cm" svg:height="1.221cm" svg:x="6.271cm" svg:y="16.032cm">
          <text:p/>
        </draw:circle>
        <draw:g>
          <draw:path draw:style-name="gr14" draw:text-style-name="P4" draw:layer="Pyramide" svg:width="0.232cm" svg:height="0.542cm" svg:x="6.793cm" svg:y="16.379cm" svg:viewBox="0 0 233 543" svg:d="m162 0c24 0 47 0 71 0-54 181-108 362-161 543-24 0-48 0-72 0 54-181 108-362 162-543z">
            <text:p/>
          </draw:path>
          <draw:path draw:style-name="gr14" draw:text-style-name="P4" draw:layer="Pyramide" svg:width="0.268cm" svg:height="0.467cm" svg:x="7.081cm" svg:y="16.447cm" svg:viewBox="0 0 269 468" svg:d="m101 397h168v71h-267v-62l150-174c28-33 42-65 42-93 0-21-6-38-19-51s-29-20-49-20h-2c-15 0-27 4-37 13-10 8-16 22-17 40h-70c1-38 14-68 39-89s54-32 85-32c42 0 76 12 102 37 26 24 39 57 39 99v1c0 46-15 87-46 124z">
            <text:p/>
          </draw:path>
        </draw:g>
        <draw:path draw:style-name="gr14" draw:text-style-name="P4" draw:layer="layout" svg:width="0.28cm" svg:height="0.316cm" svg:x="6.501cm" svg:y="16.415cm" svg:viewBox="0 0 281 317" svg:d="m208 13v-7h73v305h-73v-6c-4 8-30 12-78 12-38 0-70-15-94-44s-36-67-36-113c0-47 12-86 36-115 24-30 55-45 94-45 47 0 73 4 78 13zm-133 147c0 30 6 54 17 70s28 25 49 25 37-9 49-25 18-40 18-70-6-54-18-71c-12-16-28-24-49-24-20 0-36 8-48 24s-18 40-18 71z">
          <text:p/>
        </draw:path>
        <draw:polygon draw:style-name="gr11" draw:text-style-name="P1" draw:layer="layout" svg:width="0.873cm" svg:height="1.147cm" draw:transform="rotate (0.601789526087645) translate (6.40074107062363cm 14.0469985704017cm)" svg:viewBox="0 0 874 1148" draw:points="0,297 174,1148 229,1130 313,1098 373,1070 432,1041 486,1006 543,971 600,929 653,874 713,811 765,735 795,672 825,604 845,549 858,485 870,410 874,331 868,241 857,164 839,82 814,0">
          <text:p/>
        </draw:polygon>
        <draw:path draw:style-name="gr10" draw:text-style-name="P1" draw:layer="layout" svg:width="0.403cm" svg:height="1.287cm" draw:transform="rotate (0.234397718542838) translate (6.90287062892012cm 13.6322961891817cm)" svg:viewBox="0 0 404 1288" svg:d="m0 1288c786-629 182-1288 182-1288">
          <text:p/>
        </draw:path>
        <draw:frame draw:style-name="gr17" draw:text-style-name="P1" draw:layer="layout" svg:width="0.849cm" svg:height="0.887cm" draw:transform="rotate (-0.790459618228233) translate (7.139cm 13.646cm)">
          <draw:image xlink:href="Pictures/2000000F0000035200000378E6483A1F.svm" xlink:type="simple" xlink:show="embed" xlink:actuate="onLoad">
            <text:p/>
          </draw:image>
        </draw:frame>
        <draw:path draw:style-name="gr10" draw:text-style-name="P1" draw:layer="layout" svg:width="0.403cm" svg:height="1.287cm" draw:transform="rotate (0.234397718542838) translate (6.902870628923cm 13.6322961891805cm)" svg:viewBox="0 0 404 1288" svg:d="m0 1288c786-629 182-1288 182-1288">
          <text:p/>
        </draw:path>
        <draw:line draw:style-name="gr12" draw:text-style-name="P2" draw:layer="layout" svg:x1="10.399cm" svg:y1="6.968cm" svg:x2="10.705cm" svg:y2="8.372cm">
          <text:p/>
        </draw:line>
        <draw:circle draw:style-name="gr9" draw:text-style-name="P1" draw:layer="layout" svg:width="1.222cm" svg:height="1.221cm" svg:x="9.785cm" svg:y="6.291cm">
          <text:p/>
        </draw:circle>
        <draw:path draw:style-name="gr14" draw:text-style-name="P4" draw:layer="layout" svg:width="0.28cm" svg:height="0.449cm" svg:x="10.258cm" svg:y="6.721cm" svg:viewBox="0 0 281 450" svg:d="m208 155c0-29-6-52-17-67-12-15-29-23-50-23s-37 7-48 23c-12 15-18 37-18 67 0 31 6 53 17 69 12 15 28 23 49 23s38-8 50-23c11-16 17-39 17-69zm73 143c0 101-48 152-144 152h-8c-22 0-43-4-63-12-21-7-40-22-58-44l55-49c19 27 41 41 67 41 52 0 78-26 78-79v-8c-4 8-30 12-78 12-38 0-70-15-94-44s-36-66-36-112c0-45 12-82 36-111s55-44 94-44c47 0 73 5 78 14v-8h73z">
          <text:p/>
        </draw:path>
      </draw:page>
      <draw:page draw:name="page5" draw:style-name="dp1" draw:master-page-name="Standard">
        <draw:polygon draw:style-name="gr1" draw:text-style-name="P1" draw:layer="Pyramide" svg:width="11.146cm" svg:height="11.641cm" svg:x="6.567cm" svg:y="2.648cm" svg:viewBox="0 0 11147 11642" draw:points="11147,10373 0,11642 8299,0">
          <text:p/>
        </draw:polygon>
        <draw:polygon draw:style-name="gr2" draw:text-style-name="P1" draw:layer="Pyramide" svg:width="17.712cm" svg:height="5.301cm" svg:x="6.567cm" svg:y="13.021cm" svg:viewBox="0 0 17713 5302" draw:points="0,1269 4167,5302 17713,3164 11147,0">
          <text:p/>
        </draw:polygon>
        <draw:line draw:style-name="gr3" draw:text-style-name="P1" draw:layer="Pyramide" svg:x1="6.567cm" svg:y1="14.29cm" svg:x2="24.28cm" svg:y2="16.199cm">
          <text:p/>
        </draw:line>
        <draw:polygon draw:style-name="gr16" draw:text-style-name="P1" draw:layer="Pyramide" svg:width="4.171cm" svg:height="7.527cm" svg:x="6.567cm" svg:y="10.795cm" svg:viewBox="0 0 4172 7528" draw:points="4172,7528 2490,0 0,3473">
          <text:p/>
        </draw:polygon>
        <draw:polygon draw:style-name="gr6" draw:text-style-name="P1" draw:layer="Pyramide" svg:width="8.298cm" svg:height="15.674cm" svg:x="6.567cm" svg:y="2.648cm" svg:viewBox="0 0 8299 15675" draw:points="4172,15675 0,11642 8299,0">
          <text:p/>
        </draw:polygon>
        <draw:polygon draw:style-name="gr7" draw:text-style-name="P1" draw:layer="Pyramide" svg:width="9.413cm" svg:height="13.549cm" svg:x="14.866cm" svg:y="2.648cm" svg:viewBox="0 0 9414 13550" draw:points="9414,13550 2817,10373 0,0">
          <text:p/>
        </draw:polygon>
        <draw:polygon draw:style-name="gr8" draw:text-style-name="P1" draw:layer="Pyramide" svg:width="13.54cm" svg:height="15.674cm" svg:x="10.74cm" svg:y="2.648cm" svg:viewBox="0 0 13541 15675" draw:points="13541,13550 0,15675 4127,0">
          <text:p/>
        </draw:polygon>
        <draw:line draw:style-name="gr3" draw:text-style-name="P1" draw:layer="Pyramide" svg:x1="14.866cm" svg:y1="15.176cm" svg:x2="14.866cm" svg:y2="2.648cm">
          <text:p/>
        </draw:line>
        <draw:polygon draw:style-name="gr11" draw:text-style-name="P1" draw:layer="layout" svg:width="0.873cm" svg:height="1.147cm" draw:transform="rotate (0.601789526087645) translate (6.39874107062363cm 14.0449985704017cm)" svg:viewBox="0 0 874 1148" draw:points="0,297 174,1148 229,1130 313,1098 373,1070 432,1041 486,1006 543,971 600,929 653,874 713,811 765,735 795,672 825,604 845,549 858,485 870,410 874,331 868,241 857,164 839,82 814,0">
          <text:p/>
        </draw:polygon>
        <draw:path draw:style-name="gr10" draw:text-style-name="P1" draw:layer="layout" svg:width="0.403cm" svg:height="1.287cm" draw:transform="rotate (0.234397718542838) translate (6.90087062892011cm 13.6302961891817cm)" svg:viewBox="0 0 404 1288" svg:d="m0 1288c786-629 182-1288 182-1288">
          <text:p/>
        </draw:path>
        <draw:frame draw:style-name="gr17" draw:text-style-name="P1" draw:layer="layout" svg:width="0.849cm" svg:height="0.887cm" draw:transform="rotate (-0.790459618228233) translate (7.137cm 13.644cm)">
          <draw:image xlink:href="Pictures/2000000F0000035200000378E6483A1F.svm" xlink:type="simple" xlink:show="embed" xlink:actuate="onLoad">
            <text:p/>
          </draw:image>
        </draw:frame>
        <draw:path draw:style-name="gr10" draw:text-style-name="P1" draw:layer="layout" svg:width="0.403cm" svg:height="1.287cm" draw:transform="rotate (0.234397718542838) translate (6.900870628923cm 13.6302961891805cm)" svg:viewBox="0 0 404 1288" svg:d="m0 1288c786-629 182-1288 182-1288">
          <text:p/>
        </draw:path>
        <draw:circle draw:style-name="gr9" draw:text-style-name="P1" draw:layer="layout" svg:width="1.222cm" svg:height="1.221cm" svg:x="10.045cm" svg:y="11.847cm">
          <text:p/>
        </draw:circle>
        <draw:line draw:style-name="gr12" draw:text-style-name="P2" draw:layer="Pyramide" svg:x1="10.739cm" svg:y1="12.526cm" svg:x2="9.744cm" svg:y2="13.662cm">
          <text:p/>
        </draw:line>
        <draw:line draw:style-name="gr12" draw:text-style-name="P2" draw:layer="Pyramide" svg:x1="12.473cm" svg:y1="4.141cm" svg:x2="12.779cm" svg:y2="5.545cm">
          <text:p/>
        </draw:line>
        <draw:line draw:style-name="gr12" draw:text-style-name="P2" draw:layer="Pyramide" svg:x1="7.378cm" svg:y1="16.944cm" svg:x2="8.167cm" svg:y2="15.875cm">
          <text:p/>
        </draw:line>
        <draw:circle draw:style-name="gr9" draw:text-style-name="P1" draw:layer="layout" svg:width="1.222cm" svg:height="1.221cm" svg:x="6.736cm" svg:y="16.521cm">
          <text:p/>
        </draw:circle>
        <draw:path draw:style-name="gr14" draw:text-style-name="P4" draw:layer="Pyramide" svg:width="0.28cm" svg:height="0.316cm" svg:x="7.176cm" svg:y="16.986cm" svg:viewBox="0 0 281 317" svg:d="m208 13v-7h73v305h-73v-6c-4 8-30 12-78 12-38 0-70-15-94-44s-36-67-36-113c0-47 12-86 36-115 24-30 55-45 94-45 47 0 73 4 78 13zm-133 147c0 30 6 54 17 70s28 25 49 25 37-9 49-25 18-40 18-70-6-54-18-71c-12-16-28-24-49-24-20 0-36 8-48 24s-18 40-18 71z">
          <text:p/>
        </draw:path>
        <draw:circle draw:style-name="gr9" draw:text-style-name="P1" draw:layer="layout" svg:width="1.222cm" svg:height="1.221cm" svg:x="11.859cm" svg:y="3.464cm">
          <text:p/>
        </draw:circle>
        <draw:path draw:style-name="gr14" draw:text-style-name="P4" draw:layer="Pyramide" svg:width="0.28cm" svg:height="0.449cm" svg:x="12.332cm" svg:y="3.894cm" svg:viewBox="0 0 281 450" svg:d="m208 155c0-29-6-52-17-67-12-15-29-23-50-23s-37 7-48 23c-12 15-18 37-18 67 0 31 6 53 17 69 12 15 28 23 49 23s38-8 50-23c11-16 17-39 17-69zm73 143c0 101-48 152-144 152h-8c-22 0-43-4-63-12-21-7-40-22-58-44l55-49c19 27 41 41 67 41 52 0 78-26 78-79v-8c-4 8-30 12-78 12-38 0-70-15-94-44s-36-66-36-112c0-45 12-82 36-111s55-44 94-44c47 0 73 5 78 14v-8h73z">
          <text:p/>
        </draw:path>
        <draw:g>
          <draw:path draw:style-name="gr14" draw:text-style-name="P4" draw:layer="layout" svg:width="0.264cm" svg:height="0.491cm" svg:x="10.335cm" svg:y="12.178cm" svg:viewBox="0 0 265 492" svg:d="m265 311v181h-73v-180c0-43-17-64-50-64-22 0-38 6-50 19s-18 32-18 56v169h-74v-492h74v201c8-13 35-20 78-20 36 0 64 11 84 34 19 22 29 54 29 96z">
            <text:p/>
          </draw:path>
          <draw:path draw:style-name="gr14" draw:text-style-name="P4" draw:layer="layout" svg:width="0.28cm" svg:height="0.449cm" svg:x="10.675cm" svg:y="12.371cm" svg:viewBox="0 0 281 450" svg:d="m208 155c0-29-6-52-17-67-12-15-29-23-50-23s-37 7-48 23c-12 15-18 37-18 67 0 31 6 53 17 69 12 15 28 23 49 23s38-8 50-23c11-16 17-39 17-69zm73 143c0 101-48 152-144 152h-8c-22 0-43-4-63-12-21-7-40-22-58-44l55-49c19 27 41 41 67 41 52 0 78-26 78-79v-8c-4 8-30 12-78 12-38 0-70-15-94-44s-36-66-36-112c0-45 12-82 36-111s55-44 94-44c47 0 73 5 78 14v-8h73z">
            <text:p/>
          </draw:path>
        </draw:g>
        <draw:line draw:style-name="gr15" draw:text-style-name="P1" draw:layer="layout" svg:x1="9.057cm" svg:y1="10.795cm" svg:x2="10.739cm" svg:y2="18.323cm">
          <text:p/>
        </draw:line>
        <draw:line draw:style-name="gr15" draw:text-style-name="P1" draw:layer="layout" svg:x1="17.715cm" svg:y1="13.021cm" svg:x2="10.74cm" svg:y2="18.323cm">
          <text:p/>
        </draw:line>
      </draw:page>
      <draw:page draw:name="page6" draw:style-name="dp1" draw:master-page-name="Standard">
        <draw:g draw:style-name="gr18">
          <draw:polygon draw:style-name="gr1" draw:text-style-name="P1" draw:layer="Pyramide" svg:width="11.146cm" svg:height="11.641cm" svg:x="6.567cm" svg:y="2.648cm" svg:viewBox="0 0 11147 11642" draw:points="11147,10373 0,11642 8299,0">
            <text:p/>
          </draw:polygon>
          <draw:polygon draw:style-name="gr2" draw:text-style-name="P1" draw:layer="Pyramide" svg:width="17.712cm" svg:height="5.301cm" svg:x="6.567cm" svg:y="13.021cm" svg:viewBox="0 0 17713 5302" draw:points="0,1269 4167,5302 17713,3164 11147,0">
            <text:p/>
          </draw:polygon>
          <draw:line draw:style-name="gr3" draw:text-style-name="P1" draw:layer="Pyramide" svg:x1="6.567cm" svg:y1="14.29cm" svg:x2="24.28cm" svg:y2="16.199cm">
            <text:p/>
          </draw:line>
          <draw:line draw:style-name="gr15" draw:text-style-name="P2" draw:layer="Pyramide" svg:x1="8.578cm" svg:y1="16.198cm" svg:x2="14.867cm" svg:y2="15.176cm">
            <text:p/>
          </draw:line>
          <draw:polygon draw:style-name="gr4" draw:text-style-name="P1" draw:layer="Pyramide" svg:width="5.808cm" svg:height="7.527cm" svg:x="9.057cm" svg:y="10.795cm" svg:viewBox="0 0 5809 7528" draw:points="1682,7528 0,0 5809,4386">
            <text:p/>
          </draw:polygon>
          <draw:polygon draw:style-name="gr5" draw:text-style-name="P1" draw:layer="Pyramide" svg:width="7.713cm" svg:height="7.968cm" draw:transform="skewX (0.00034906585039884) rotate (1.79227860887298) translate (10.7387588241215cm 18.3230312006326cm)" svg:viewBox="0 0 7714 7969" draw:points="7714,13 3643,7969 0,0">
            <text:p/>
          </draw:polygon>
          <draw:polygon draw:style-name="gr6" draw:text-style-name="P1" draw:layer="Pyramide" svg:width="8.298cm" svg:height="15.674cm" svg:x="6.567cm" svg:y="2.648cm" svg:viewBox="0 0 8299 15675" draw:points="4172,15675 0,11642 8299,0">
            <text:p/>
          </draw:polygon>
          <draw:polygon draw:style-name="gr7" draw:text-style-name="P1" draw:layer="Pyramide" svg:width="9.413cm" svg:height="13.549cm" svg:x="14.866cm" svg:y="2.648cm" svg:viewBox="0 0 9414 13550" draw:points="9414,13550 2817,10373 0,0">
            <text:p/>
          </draw:polygon>
          <draw:polygon draw:style-name="gr8" draw:text-style-name="P1" draw:layer="Pyramide" svg:width="13.54cm" svg:height="15.674cm" svg:x="10.739cm" svg:y="2.648cm" svg:viewBox="0 0 13541 15675" draw:points="13541,13550 0,15675 4127,0">
            <text:p/>
          </draw:polygon>
          <draw:line draw:style-name="gr3" draw:text-style-name="P1" draw:layer="Pyramide" svg:x1="14.866cm" svg:y1="15.176cm" svg:x2="14.866cm" svg:y2="2.648cm">
            <text:p/>
          </draw:line>
        </draw:g>
        <draw:circle draw:style-name="gr9" draw:text-style-name="P1" draw:layer="layout" svg:width="1.222cm" svg:height="1.221cm" svg:x="15.351cm" svg:y="8.343cm">
          <text:p/>
        </draw:circle>
        <draw:polygon draw:style-name="gr11" draw:text-style-name="P1" draw:layer="layout" svg:width="0.873cm" svg:height="1.147cm" draw:transform="rotate (0.601789526087645) translate (6.39874107062363cm 14.0449985704017cm)" svg:viewBox="0 0 874 1148" draw:points="0,297 174,1148 229,1130 313,1098 373,1070 432,1041 486,1006 543,971 600,929 653,874 713,811 765,735 795,672 825,604 845,549 858,485 870,410 874,331 868,241 857,164 839,82 814,0">
          <text:p/>
        </draw:polygon>
        <draw:line draw:style-name="gr12" draw:text-style-name="P2" draw:layer="Pyramide" svg:x1="13.817cm" svg:y1="12.641cm" svg:x2="12.724cm" svg:y2="13.629cm">
          <text:p/>
        </draw:line>
        <draw:path draw:style-name="gr10" draw:text-style-name="P1" draw:layer="layout" svg:width="0.263cm" svg:height="1.002cm" draw:transform="rotate (0.234397718542838) translate (9.057cm 15.134cm)" svg:viewBox="0 0 264 1003" svg:d="m149 1003c327-777-149-1003-149-1003">
          <text:p/>
        </draw:path>
        <draw:polygon draw:style-name="gr11" draw:text-style-name="P1" draw:layer="layout" svg:width="1.111cm" svg:height="0.885cm" draw:transform="rotate (1.51372406025468) translate (8.548cm 16.219cm)" svg:viewBox="0 0 1112 886" draw:points="0,0 202,876 259,881 343,884 414,886 534,879 599,869 658,858 758,824 819,799 892,756 940,723 983,683 1032,621 1064,574 1095,508 1112,446">
          <text:p/>
        </draw:polygon>
        <draw:path draw:style-name="gr10" draw:text-style-name="P1" draw:layer="layout" svg:width="0.403cm" svg:height="1.287cm" draw:transform="rotate (0.234397718542838) translate (6.90087062892011cm 13.6302961891817cm)" svg:viewBox="0 0 404 1288" svg:d="m0 1288c786-629 182-1288 182-1288">
          <text:p/>
        </draw:path>
        <draw:path draw:style-name="gr10" draw:text-style-name="P1" draw:layer="layout" svg:width="1.011cm" svg:height="0.365cm" draw:transform="rotate (0.234397718542838) translate (9.32082869431063cm 11.9720073027347cm)" svg:viewBox="0 0 1012 366" svg:d="m0 328c748 179 1012-328 1012-328">
          <text:p/>
        </draw:path>
        <draw:frame draw:style-name="gr17" draw:text-style-name="P1" draw:layer="layout" svg:width="0.9cm" svg:height="0.887cm" svg:x="8.628cm" svg:y="15.311cm">
          <draw:image xlink:href="Pictures/2000000F00000385000003780DECF608.svm" xlink:type="simple" xlink:show="embed" xlink:actuate="onLoad">
            <text:p/>
          </draw:image>
        </draw:frame>
        <draw:frame draw:style-name="gr17" draw:text-style-name="P1" draw:layer="layout" svg:width="0.849cm" svg:height="0.887cm" draw:transform="rotate (-0.790459618228233) translate (7.137cm 13.644cm)">
          <draw:image xlink:href="Pictures/2000000F0000035200000378E6483A1F.svm" xlink:type="simple" xlink:show="embed" xlink:actuate="onLoad">
            <text:p/>
          </draw:image>
        </draw:frame>
        <draw:line draw:style-name="gr15" draw:text-style-name="P2" draw:layer="layout" svg:x1="8.577cm" svg:y1="16.198cm" svg:x2="14.866cm" svg:y2="2.648cm">
          <text:p/>
        </draw:line>
        <draw:polygon draw:style-name="gr11" draw:text-style-name="P1" draw:layer="layout" svg:width="1.247cm" svg:height="1.495cm" svg:x="9.057cm" svg:y="10.795cm" svg:viewBox="0 0 1248 1496" draw:points="0,0 340,1496 377,1496 432,1496 526,1486 649,1463 762,1429 865,1383 975,1316 1080,1224 1164,1117 1214,1032 1248,942">
          <text:p/>
        </draw:polygon>
        <draw:path draw:style-name="gr10" draw:text-style-name="P1" draw:layer="layout" svg:width="0.263cm" svg:height="0.994cm" draw:transform="rotate (0.234397718542838) translate (9.057cm 15.134cm)" svg:viewBox="0 0 264 995" svg:d="m150 995c326-777-150-995-150-995">
          <text:p/>
        </draw:path>
        <draw:path draw:style-name="gr10" draw:text-style-name="P1" draw:layer="layout" svg:width="0.403cm" svg:height="1.287cm" draw:transform="rotate (0.234397718542838) translate (6.900870628923cm 13.6302961891805cm)" svg:viewBox="0 0 404 1288" svg:d="m0 1288c786-629 182-1288 182-1288">
          <text:p/>
        </draw:path>
        <draw:path draw:style-name="gr10" draw:text-style-name="P1" draw:layer="layout" svg:width="1.011cm" svg:height="0.365cm" draw:transform="rotate (0.234397718542838) translate (9.32082869431082cm 11.9720073027321cm)" svg:viewBox="0 0 1012 366" svg:d="m0 328c748 179 1012-328 1012-328">
          <text:p/>
        </draw:path>
        <draw:circle draw:style-name="gr9" draw:text-style-name="P1" draw:layer="layout" svg:width="1.222cm" svg:height="1.221cm" svg:x="7.355cm" svg:y="11.487cm">
          <text:p/>
        </draw:circle>
        <draw:g>
          <draw:path draw:style-name="gr14" draw:text-style-name="P4" draw:layer="layout" svg:width="0.264cm" svg:height="0.491cm" svg:x="7.645cm" svg:y="11.818cm" svg:viewBox="0 0 265 492" svg:d="m265 311v181h-73v-180c0-43-17-64-50-64-22 0-38 6-50 19s-18 32-18 56v169h-74v-492h74v201c8-13 35-20 78-20 36 0 64 11 84 34 19 22 29 54 29 96z">
            <text:p/>
          </draw:path>
          <draw:path draw:style-name="gr14" draw:text-style-name="P4" draw:layer="layout" svg:width="0.28cm" svg:height="0.449cm" svg:x="7.985cm" svg:y="12.011cm" svg:viewBox="0 0 281 450" svg:d="m208 155c0-29-6-52-17-67-12-15-29-23-50-23s-37 7-48 23c-12 15-18 37-18 67 0 31 6 53 17 69 12 15 28 23 49 23s38-8 50-23c11-16 17-39 17-69zm73 143c0 101-48 152-144 152h-8c-22 0-43-4-63-12-21-7-40-22-58-44l55-49c19 27 41 41 67 41 52 0 78-26 78-79v-8c-4 8-30 12-78 12-38 0-70-15-94-44s-36-66-36-112c0-45 12-82 36-111s55-44 94-44c47 0 73 5 78 14v-8h73z">
            <text:p/>
          </draw:path>
        </draw:g>
        <draw:line draw:style-name="gr12" draw:text-style-name="P2" draw:layer="Pyramide" svg:x1="15.973cm" svg:y1="9.07cm" svg:x2="14.868cm" svg:y2="10.561cm">
          <text:p/>
        </draw:line>
        <draw:line draw:style-name="gr12" draw:text-style-name="P2" draw:layer="Pyramide" svg:x1="8.394cm" svg:y1="12.339cm" svg:x2="9.573cm" svg:y2="13.021cm">
          <text:p/>
        </draw:line>
        <draw:line draw:style-name="gr12" draw:text-style-name="P2" draw:layer="Pyramide" svg:x1="9.501cm" svg:y1="7.938cm" svg:x2="11.714cm" svg:y2="9.285cm">
          <text:p/>
        </draw:line>
        <draw:line draw:style-name="gr12" draw:text-style-name="P2" draw:layer="Pyramide" svg:x1="12.473cm" svg:y1="4.141cm" svg:x2="12.779cm" svg:y2="5.545cm">
          <text:p/>
        </draw:line>
        <draw:line draw:style-name="gr12" draw:text-style-name="P2" draw:layer="Pyramide" svg:x1="15.896cm" svg:y1="16.426cm" svg:x2="14.141cm" svg:y2="15.816cm">
          <text:p/>
        </draw:line>
        <draw:frame draw:style-name="gr13" draw:text-style-name="P3" draw:layer="Pyramide" svg:width="1.522cm" svg:height="1.439cm" draw:transform="rotate (0.44924774946334) translate (8.677cm 11.487cm)">
          <draw:image xlink:href="Pictures/2000000F000003AB00000378662F2AB5.svm" xlink:type="simple" xlink:show="embed" xlink:actuate="onLoad">
            <text:p/>
          </draw:image>
        </draw:frame>
        <draw:circle draw:style-name="gr9" draw:text-style-name="P1" draw:layer="layout" svg:width="1.222cm" svg:height="1.221cm" svg:x="8.657cm" svg:y="7.234cm">
          <text:p/>
        </draw:circle>
        <draw:g>
          <draw:path draw:style-name="gr14" draw:text-style-name="P5" draw:layer="layout" svg:width="0.264cm" svg:height="0.491cm" svg:x="8.941cm" svg:y="7.601cm" svg:viewBox="0 0 265 492" svg:d="m265 311v181h-73v-180c0-43-17-64-50-64-22 0-38 6-50 19s-18 32-18 56v169h-74v-492h74v201c8-13 35-20 78-20 36 0 64 11 84 34 19 22 29 54 29 96z">
            <text:p/>
          </draw:path>
          <draw:path draw:style-name="gr14" draw:text-style-name="P5" draw:layer="layout" svg:width="0.28cm" svg:height="0.316cm" svg:x="9.274cm" svg:y="7.782cm" svg:viewBox="0 0 281 317" svg:d="m208 13v-7h73v305h-73v-6c-4 8-30 12-78 12-38 0-70-15-94-44s-36-67-36-113c0-47 12-86 36-115 24-30 55-45 94-45 47 0 73 4 78 13zm-133 147c0 30 6 54 17 70s28 25 49 25 37-9 49-25 18-40 18-70-6-54-18-71c-12-16-28-24-49-24-20 0-36 8-48 24s-18 40-18 71z">
            <text:p/>
          </draw:path>
        </draw:g>
        <draw:path draw:style-name="gr14" draw:text-style-name="P4" draw:layer="layout" svg:width="0.264cm" svg:height="0.491cm" svg:x="15.816cm" svg:y="8.727cm" svg:viewBox="0 0 265 492" svg:d="m265 311v181h-73v-180c0-43-17-64-50-64-22 0-38 6-50 19s-18 32-18 56v169h-74v-492h74v201c8-13 35-20 78-20 36 0 64 11 84 34 19 22 29 54 29 96z">
          <text:p/>
        </draw:path>
        <draw:ellipse draw:style-name="gr9" draw:text-style-name="P1" draw:layer="layout" svg:width="1.315cm" svg:height="1.314cm" svg:x="13.455cm" svg:y="11.648cm">
          <text:p/>
        </draw:ellipse>
        <draw:g>
          <draw:path draw:style-name="gr14" draw:text-style-name="P4" draw:layer="layout" svg:width="0.264cm" svg:height="0.491cm" svg:x="13.538cm" svg:y="12.091cm" svg:viewBox="0 0 265 492" svg:d="m265 311v181h-73v-180c0-43-17-64-50-64-22 0-38 6-50 19s-18 32-18 56v169h-74v-492h74v201c8-13 35-20 78-20 36 0 64 11 84 34 19 22 29 54 29 96z">
            <text:p/>
          </draw:path>
          <draw:path draw:style-name="gr14" draw:text-style-name="P4" draw:layer="layout" svg:width="0.28cm" svg:height="0.449cm" svg:x="13.878cm" svg:y="12.284cm" svg:viewBox="0 0 281 450" svg:d="m208 155c0-29-6-52-17-67-12-15-29-23-50-23s-37 7-48 23c-12 15-18 37-18 67 0 31 6 53 17 69 12 15 28 23 49 23s38-8 50-23c11-16 17-39 17-69zm73 143c0 101-48 152-144 152h-8c-22 0-43-4-63-12-21-7-40-22-58-44l55-49c19 27 41 41 67 41 52 0 78-26 78-79v-8c-4 8-30 12-78 12-38 0-70-15-94-44s-36-66-36-112c0-45 12-82 36-111s55-44 94-44c47 0 73 5 78 14v-8h73z">
            <text:p/>
          </draw:path>
          <draw:path draw:style-name="gr14" draw:text-style-name="P4" draw:layer="layout" svg:width="0.442cm" svg:height="0.309cm" svg:x="14.234cm" svg:y="12.273cm" svg:viewBox="0 0 443 310" svg:d="m239 42c15-28 48-42 97-42 34 0 60 12 79 35 18 23 28 54 28 95v180h-74v-178c0-44-15-66-46-66-20 0-35 7-47 19-11 13-18 32-18 56v169h-73v-178c0-44-16-66-47-66-19 0-35 7-46 20-12 13-18 32-18 55v169h-74v-304h74v13c8-13 34-19 78-19 47 0 76 14 87 42z">
            <text:p/>
          </draw:path>
        </draw:g>
        <draw:circle draw:style-name="gr9" draw:text-style-name="P1" draw:layer="layout" svg:width="1.222cm" svg:height="1.221cm" svg:x="15.285cm" svg:y="15.816cm">
          <text:p/>
        </draw:circle>
        <draw:g>
          <draw:path draw:style-name="gr14" draw:text-style-name="P4" draw:layer="Pyramide" svg:width="0.28cm" svg:height="0.497cm" svg:x="15.46cm" svg:y="16.208cm" svg:viewBox="0 0 281 498" svg:d="m208 194v-194h73v492h-73v-6c-4 8-30 12-78 12-38 0-70-15-94-44s-36-67-36-113c0-47 12-86 36-115 24-30 55-45 94-45 47 0 73 4 78 13zm-133 147c0 30 6 54 17 70 12 16 28 24 49 24s37-8 49-24 18-40 18-70-6-54-18-71-28-24-49-24c-20 0-36 8-48 24s-18 40-18 71z">
            <text:p/>
          </draw:path>
          <draw:path draw:style-name="gr14" draw:text-style-name="P4" draw:layer="Pyramide" svg:width="0.232cm" svg:height="0.542cm" svg:x="15.807cm" svg:y="16.163cm" svg:viewBox="0 0 233 543" svg:d="m162 0c24 0 47 0 71 0-54 181-108 362-161 543-24 0-48 0-72 0 54-181 108-362 162-543z">
            <text:p/>
          </draw:path>
          <draw:path draw:style-name="gr14" draw:text-style-name="P4" draw:layer="Pyramide" svg:width="0.268cm" svg:height="0.467cm" svg:x="16.095cm" svg:y="16.231cm" svg:viewBox="0 0 269 468" svg:d="m101 397h168v71h-267v-62l150-174c28-33 42-65 42-93 0-21-6-38-19-51s-29-20-49-20h-2c-15 0-27 4-37 13-10 8-16 22-17 40h-70c1-38 14-68 39-89s54-32 85-32c42 0 76 12 102 37 26 24 39 57 39 99v1c0 46-15 87-46 124z">
            <text:p/>
          </draw:path>
        </draw:g>
        <draw:circle draw:style-name="gr9" draw:text-style-name="P1" draw:layer="layout" svg:width="1.222cm" svg:height="1.221cm" svg:x="11.859cm" svg:y="3.464cm">
          <text:p/>
        </draw:circle>
        <draw:path draw:style-name="gr14" draw:text-style-name="P4" draw:layer="Pyramide" svg:width="0.28cm" svg:height="0.449cm" svg:x="12.332cm" svg:y="3.894cm" svg:viewBox="0 0 281 450" svg:d="m208 155c0-29-6-52-17-67-12-15-29-23-50-23s-37 7-48 23c-12 15-18 37-18 67 0 31 6 53 17 69 12 15 28 23 49 23s38-8 50-23c11-16 17-39 17-69zm73 143c0 101-48 152-144 152h-8c-22 0-43-4-63-12-21-7-40-22-58-44l55-49c19 27 41 41 67 41 52 0 78-26 78-79v-8c-4 8-30 12-78 12-38 0-70-15-94-44s-36-66-36-112c0-45 12-82 36-111s55-44 94-44c47 0 73 5 78 14v-8h73z">
          <text:p/>
        </draw:path>
        <draw:line draw:style-name="gr12" draw:text-style-name="P2" draw:layer="layout" svg:x1="17.986cm" svg:y1="18.478cm" svg:x2="17.122cm" svg:y2="17.326cm">
          <text:p/>
        </draw:line>
        <draw:circle draw:style-name="gr9" draw:text-style-name="P1" draw:layer="layout" svg:width="1.222cm" svg:height="1.221cm" svg:x="17.472cm" svg:y="17.968cm">
          <text:p/>
        </draw:circle>
        <draw:path draw:style-name="gr14" draw:text-style-name="P4" draw:layer="layout" svg:width="0.28cm" svg:height="0.316cm" svg:x="17.912cm" svg:y="18.433cm" svg:viewBox="0 0 281 317" svg:d="m208 13v-7h73v305h-73v-6c-4 8-30 12-78 12-38 0-70-15-94-44s-36-67-36-113c0-47 12-86 36-115 24-30 55-45 94-45 47 0 73 4 78 13zm-133 147c0 30 6 54 17 70s28 25 49 25 37-9 49-25 18-40 18-70-6-54-18-71c-12-16-28-24-49-24-20 0-36 8-48 24s-18 40-18 7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yramide"/>
      <draw:layer draw:name="Ebene5"/>
    </draw:layer-set>
    <style:master-page style:name="Standard" style:page-layout-name="PM0" draw:style-name="Mdp1">
      <draw:rect draw:style-name="Mgr1" draw:text-style-name="MP1" draw:layer="backgroundobjects" svg:width="28cm" svg:height="21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03T19:56:01</dc:date>
    <meta:generator>LibreOffice/3.4$Unix LibreOffice_project/340m1$Build-502</meta:generator>
    <meta:editing-duration>PT2H59M2S</meta:editing-duration>
    <meta:editing-cycles>21</meta:editing-cycles>
    <meta:document-statistic meta:object-count="181"/>
  </office:meta>
</office:document-meta>
</file>